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14.099cm" style:use-optimal-column-width="false"/>
    </style:style>
    <style:style style:name="ro1" style:family="table-row">
      <style:table-row-properties style:row-height="10.17cm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/>
      <style:text-properties fo:font-size="22pt" style:font-size-asian="22pt" style:font-size-complex="22pt"/>
    </style:style>
    <style:style style:name="P4" style:family="paragraph">
      <style:paragraph-properties fo:margin-top="0cm" fo:margin-bottom="0cm"/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935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color="#002342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6d6f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ed1c24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color="#003d73"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ce181e"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ce181e"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ce181e" fo:font-size="18pt" style:font-size-asian="18pt" style:font-size-complex="18pt"/>
    </style:style>
    <style:style style:name="T15" style:family="text">
      <style:text-properties fo:color="#ce181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color="#ed1c24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182f7c" fo:font-size="24pt" fo:font-style="italic" style:font-size-asian="24pt" style:font-style-asian="italic" style:font-size-complex="24pt" style:font-style-complex="italic"/>
    </style:style>
    <style:style style:name="T20" style:family="text">
      <style:text-properties fo:color="#ce181e" fo:font-size="24pt" style:font-size-asian="24pt" style:font-size-complex="24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009353" fo:font-size="24pt" style:font-size-asian="24pt" style:font-size-complex="24pt"/>
    </style:style>
    <style:style style:name="T23" style:family="text">
      <style:text-properties fo:color="#182f7c" fo:font-size="20pt" fo:font-style="italic" style:font-size-asian="20pt" style:font-style-asian="italic" style:font-size-complex="20pt" style:font-style-complex="italic"/>
    </style:style>
    <style:style style:name="T24" style:family="text">
      <style:text-properties fo:color="#00864b" fo:font-size="18pt" style:font-size-asian="18pt" style:font-size-complex="18pt"/>
    </style:style>
    <style:style style:name="T25" style:family="text">
      <style:text-properties fo:color="#182f7c" fo:font-size="18pt" fo:font-style="italic" style:font-size-asian="18pt" style:font-style-asian="italic" style:font-size-complex="18pt" style:font-style-complex="italic"/>
    </style:style>
    <style:style style:name="T26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20pt" fo:font-style="italic" style:font-size-asian="20pt" style:font-style-asian="italic" style:font-size-complex="20pt" style:font-style-complex="italic"/>
    </style:style>
    <style:style style:name="T28" style:family="text">
      <style:text-properties fo:font-size="14pt" fo:font-style="italic" style:font-size-asian="14pt" style:font-style-asian="italic" style:font-size-complex="14pt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ce181e" fo:font-size="18pt" fo:font-style="italic" style:font-size-asian="18pt" style:font-style-asian="italic" style:font-size-complex="18pt" style:font-style-complex="italic"/>
    </style:style>
    <style:style style:name="T32" style:family="text">
      <style:text-properties fo:color="#002342" fo:font-size="18pt" fo:font-style="italic" style:font-size-asian="18pt" style:font-style-asian="italic" style:font-size-complex="18pt" style:font-style-complex="italic"/>
    </style:style>
    <style:style style:name="T33" style:family="text">
      <style:text-properties fo:color="#009598" fo:font-size="18pt" fo:font-style="italic" style:font-size-asian="18pt" style:font-style-asian="italic" style:font-size-complex="18pt" style:font-style-complex="italic"/>
    </style:style>
    <style:style style:name="T34" style:family="text">
      <style:text-properties fo:color="#009353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5" style:family="text">
      <style:text-properties fo:color="#009598" fo:font-size="18pt" style:font-size-asian="18pt" style:font-size-complex="18pt"/>
    </style:style>
    <style:style style:name="T36" style:family="text">
      <style:text-properties fo:color="#00864b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7" style:family="text">
      <style:text-properties fo:color="#009353" fo:font-size="18pt" style:font-size-asian="18pt" style:font-size-complex="18pt"/>
    </style:style>
    <style:style style:name="T38" style:family="text">
      <style:text-properties fo:color="#ce181e" fo:font-weight="bold" style:font-weight-asian="bold" style:font-weight-complex="bold"/>
    </style:style>
    <style:style style:name="T39" style:family="text">
      <style:text-properties fo:color="#182f7c" fo:font-style="italic" style:font-style-asian="italic" style:font-style-complex="italic"/>
    </style:style>
    <style:style style:name="T40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color="#ed1c24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color="#21409a" fo:font-size="18pt" style:font-size-asian="18pt" style:font-size-complex="18pt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fo:color="#ce181e"/>
    </style:style>
    <style:style style:name="T45" style:family="text">
      <style:text-properties fo:color="#00864b"/>
    </style:style>
    <style:style style:name="T46" style:family="text">
      <style:text-properties fo:color="#512480"/>
    </style:style>
    <style:style style:name="T47" style:family="text">
      <style:text-properties fo:color="#182f7c"/>
    </style:style>
    <style:style style:name="T48" style:family="text">
      <style:text-properties fo:color="#182f7c" fo:font-size="18pt" style:font-size-asian="18pt" style:font-size-complex="18pt"/>
    </style:style>
    <style:style style:name="T49" style:family="text">
      <style:text-properties fo:color="#1b75bc" fo:font-size="20pt" fo:font-weight="bold" style:font-size-asian="20pt" style:font-weight-asian="bold" style:font-size-complex="20pt" style:font-weight-complex="bold"/>
    </style:style>
    <style:style style:name="T50" style:family="text">
      <style:text-properties fo:color="#ed1c24" fo:font-size="20pt" style:font-size-asian="20pt" style:font-size-complex="20pt"/>
    </style:style>
    <style:style style:name="T5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52" style:family="text">
      <style:text-properties fo:font-size="28pt" style:font-size-asian="28pt" style:font-size-complex="28pt"/>
    </style:style>
    <style:style style:name="T53" style:family="text">
      <style:text-properties fo:color="#ce181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4" style:family="text">
      <style:text-properties fo:color="#ed1c24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Programmation BASH<text:tab/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M1 – Architecture Système Résea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lan 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<text:span text:style-name="T1">Structure du fichier</text:span></text:p>
              </text:list-item>
              <text:list-item>
                <text:p text:style-name="P2"><text:span text:style-name="T1">Les arguments</text:span></text:p>
              </text:list-item>
              <text:list-item>
                <text:p text:style-name="P2"><text:span text:style-name="T1">Les variables</text:span></text:p>
              </text:list-item>
              <text:list-item>
                <text:p text:style-name="P2"><text:span text:style-name="T1">Les conditions </text:span></text:p>
              </text:list-item>
              <text:list-item>
                <text:p text:style-name="P2"><text:span text:style-name="T1">Les boucles</text:span></text:p>
              </text:list-item>
              <text:list-item>
                <text:p text:style-name="P2"><text:span text:style-name="T1">Le switch case </text:span></text:p>
              </text:list-item>
              <text:list-item>
                <text:p text:style-name="P2"><text:span text:style-name="T1">Les intéractions</text:span></text:p>
              </text:list-item>
              <text:list-item>
                <text:p text:style-name="P2"><text:span text:style-name="T1">Les command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ructure du fichier 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1">Un script est un programme rapide et pratique.</text:span></text:p>
                <text:p><text:span text:style-name="T1">Organisation d’un fichier script</text:span></text:p>
                <text:p/>
                <text:p/>
              </text:list-header>
            </text:list>
          </draw:text-box>
        </draw:frame>
        <draw:frame draw:style-name="standard" draw:layer="layout" svg:width="14.098cm" svg:height="10.169cm" svg:x="6.95cm" svg:y="8.708cm">
          <table:table table:template-name="default">
            <table:table-column table:style-name="co1"/>
            <table:table-row table:style-name="ro1">
              <table:table-cell table:style-name="ce1">
                <text:p><text:span text:style-name="T2">#!/bin/bash</text:span></text:p>
                <text:p><text:span text:style-name="T2"/></text:p>
                <text:p><text:span text:style-name="T3"># ceci est un commentaire </text:span></text:p>
                <text:p><text:span text:style-name="T2"/></text:p>
                <text:p><text:span text:style-name="T4">Instruction</text:span><text:span text:style-name="T2"> </text:span></text:p>
                <text:p><text:span text:style-name="T5">Boucle</text:span><text:span text:style-name="T2"> </text:span></text:p>
                <text:p><text:span text:style-name="T4"><text:s text:c="11"/></text:span><text:span text:style-name="T4">Instruction</text:span></text:p>
                <text:p><text:span text:style-name="T4"><text:s text:c="11"/></text:span><text:span text:style-name="T4">Instruction</text:span></text:p>
                <text:p><text:span text:style-name="T6"><text:s text:c="11"/></text:span><text:span text:style-name="T6">Condition </text:span></text:p>
                <text:p><text:span text:style-name="T4"><text:s text:c="27"/></text:span><text:span text:style-name="T4">Instruction</text:span></text:p>
                <text:p><text:span text:style-name="T4"><text:s text:c="27"/></text:span><text:span text:style-name="T4">Instruction</text:span></text:p>
                <text:p><text:span text:style-name="T6">Condition </text:span></text:p>
                <text:p><text:span text:style-name="T4"><text:s text:c="16"/></text:span><text:span text:style-name="T4">Instruction</text:span></text:p>
                <text:p><text:span text:style-name="T4"><text:s text:c="16"/></text:span><text:span text:style-name="T4">Instruction</text:span></text:p>
                <text:p><text:span text:style-name="T4">Instruction</text:span></text:p>
                <text:p><text:span text:style-name="T6">Condition</text:span></text:p>
                <text:p><text:span text:style-name="T5"><text:s text:c="15"/></text:span><text:span text:style-name="T5">Boucle</text:span><text:span text:style-name="T6"> </text:span></text:p>
                <text:p><text:span text:style-name="T4"><text:s text:c="26"/></text:span><text:span text:style-name="T4">Instruc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tructure d’un fichier 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2"><text:span text:style-name="T7">Pour nommer le fichier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8">nom_script.sh</text:span></text:p>
                          </text:list-item>
                          <text:list-item>
                            <text:p text:style-name="P2"><text:span text:style-name="T8">nom_script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2"><text:span text:style-name="T9"/></text:p>
                <text:p text:style-name="P2"><text:span text:style-name="T7">Pour l ‘exécuter</text:span><text:span text:style-name="T9"> </text:span></text:p>
                <text:p text:style-name="P2"><text:span text:style-name="T9">Sans affecter les droits : <text:s text:c="42"/></text:span><text:span text:style-name="T10">bash</text:span><text:span text:style-name="T9"> </text:span><text:span text:style-name="T11">nom_script</text:span></text:p>
                <text:p text:style-name="P2"><text:span text:style-name="T9">Après avoir affecté les droits d’exécution : <text:s text:c="9"/></text:span><text:span text:style-name="T11">./nom_script</text:span></text:p>
                <text:p text:style-name="P2"><text:span text:style-name="T11"/></text:p>
                <text:p text:style-name="P2"><text:span text:style-name="T12">Un script de test n’a pas besoin d’avoir les droits d’exécution en phase de conception. Ceci évite les problèmes de sécurité liés aux fichiers laissés à l’abandon avec des droits élevé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s arguments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2"><text:span text:style-name="T9">Lorsque l’on crée un script, il est possible de récupérer les arguments.</text:span></text:p>
                <text:p text:style-name="P2"><text:span text:style-name="T9"/></text:p>
                <text:p text:style-name="P2"><text:span text:style-name="T13">Le nombre de paramètres est donné par</text:span><text:span text:style-name="T14"> </text:span><text:span text:style-name="T15">$#</text:span></text:p>
                <text:p text:style-name="P2"><text:span text:style-name="T13">les paramètres sont appelés individuellement par leur numéro </text:span><text:span text:style-name="T15">$1, $2 …</text:span></text:p>
                <text:p text:style-name="P2"><text:span text:style-name="T16">sachant que </text:span><text:span text:style-name="T15">$0 </text:span><text:span text:style-name="T16">est le nom de la commande</text:span></text:p>
                <text:p text:style-name="P2"><text:span text:style-name="T16">il est possible de récupérer la chaine complète avec </text:span><text:span text:style-name="T17">$*</text:span></text:p>
                <text:p text:style-name="P2"><text:span text:style-name="T16"/></text:p>
                <text:p text:style-name="P2"><text:span text:style-name="T16"/></text:p>
                <text:p text:style-name="P2"><text:span text:style-name="T13"/></text:p>
                <text:p><text:span text:style-name="T13"><text:s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s variables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8">Syntaxe des variables</text:span></text:p>
                <text:list>
                  <text:list-item>
                    <text:list>
                      <text:list-header>
                        <text:p><text:span text:style-name="T19">Déclaration d’une variabl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0">test</text:span><text:span text:style-name="T21">= </text:span><text:span text:style-name="T22">« test »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  <text:p text:style-name="P2"><text:span text:style-name="T21"/></text:p>
                    <text:p text:style-name="P2"><text:span text:style-name="T21"><text:s/></text:span><text:span text:style-name="T21"><text:tab/></text:span><text:span text:style-name="T19">Affichage d’une variabl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1">echo </text:span><text:span text:style-name="T20">$test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s variables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2">Les tableaux </text:p>
                <text:p text:style-name="P2"><text:span text:style-name="T23">Déclaration d’un tableau</text:span></text:p>
                <text:list>
                  <text:list-item>
                    <text:list>
                      <text:list-header>
                        <text:p><text:span text:style-name="T14">tab_donnee</text:span><text:span text:style-name="T13">=(</text:span><text:span text:style-name="T24">« un » « deux » « trois »</text:span><text:span text:style-name="T13">) </text:span></text:p>
                      </text:list-header>
                    </text:list>
                  </text:list-item>
                </text:list>
                <text:p text:style-name="P2"><text:span text:style-name="T13"/></text:p>
                <text:p text:style-name="P2"><text:span text:style-name="T25">Manipuler le tableau</text:span></text:p>
                <text:p text:style-name="P2"><text:span text:style-name="T13"/></text:p>
                <text:list>
                  <text:list-header>
                    <text:p><text:span text:style-name="T13">affichage d’une donnée <text:s text:c="38"/></text:span><text:span text:style-name="T26"><text:s/>${tab_donnee[1]}</text:span></text:p>
                    <text:p><text:span text:style-name="T13">afficher tous les éléments du tableau <text:s text:c="15"/></text:span><text:span text:style-name="T26">${tab_donnee[*]} <text:s text:c="3"/></text:span><text:span text:style-name="T13"><text:s text:c="8"/></text:span></text:p>
                    <text:p><text:span text:style-name="T13">afficher le nombre d’éléments <text:s text:c="24"/></text:span><text:span text:style-name="T26"><text:s/>${#tab_donnee</text:span><text:span text:style-name="T26">[*]}</text:span></text:p>
                  </text:list-header>
                </text:list>
                <text:p text:style-name="P2"/>
                <text:p text:style-name="P2"/>
                <text:p text:style-name="P2"><text:span text:style-name="T27"/></text:p>
              </text:list-header>
              <text:list-item>
                <text:p text:style-name="P2"><text:span text:style-name="T28">Ref : http://debian-facile.org/doc:programmation:shells:tableaux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s conditions</text:p>
          </draw:text-box>
        </draw:frame>
        <draw:frame presentation:style-name="pr5" draw:layer="layout" svg:width="24cm" svg:height="12.18cm" svg:x="2cm" svg:y="4.02cm" presentation:class="outline" presentation:user-transformed="true">
          <draw:text-box>
            <text:list text:style-name="L3">
              <text:list-header>
                <text:p><text:span text:style-name="T29">Syntaxe </text:span></text:p>
                <text:list>
                  <text:list-header>
                    <text:p text:style-name="P2"><text:span text:style-name="T30">if</text:span><text:span text:style-name="T13"> [ </text:span><text:span text:style-name="T31">$variable1</text:span><text:span text:style-name="T13"> -eq</text:span><text:span text:style-name="T31"> $variable2</text:span><text:span text:style-name="T13"> ] ;</text:span></text:p>
                    <text:p text:style-name="P2"><text:span text:style-name="T30">then</text:span></text:p>
                    <text:list>
                      <text:list-header>
                        <text:p text:style-name="P2"><text:span text:style-name="T32"><text:s/></text:span><text:span text:style-name="T33">Instruction 1</text:span></text:p>
                      </text:list-header>
                    </text:list>
                    <text:p text:style-name="P2"><text:span text:style-name="T33"><text:s text:c="8"/></text:span><text:span text:style-name="T33">Instruction 2</text:span></text:p>
                    <text:p text:style-name="P2"><text:span text:style-name="T33"><text:s text:c="9"/>…</text:span></text:p>
                    <text:p text:style-name="P2"><text:span text:style-name="T30">elif </text:span><text:span text:style-name="T13"><text:s text:c="80"/></text:span><text:span text:style-name="T34"><text:s/># sinon si</text:span></text:p>
                    <text:p text:style-name="P2"><text:span text:style-name="T13"><text:s text:c="7"/></text:span><text:span text:style-name="T35"><text:s/></text:span><text:span text:style-name="T33">Instruction 1</text:span></text:p>
                    <text:list>
                      <text:list-header>
                        <text:p text:style-name="P2"><text:span text:style-name="T33"><text:s/></text:span><text:span text:style-name="T33">Instruction 2</text:span></text:p>
                      </text:list-header>
                    </text:list>
                    <text:p text:style-name="P2"><text:span text:style-name="T33"><text:s text:c="8"/>… </text:span></text:p>
                    <text:p text:style-name="P2"><text:span text:style-name="T30">else </text:span><text:span text:style-name="T13"><text:s text:c="79"/></text:span><text:span text:style-name="T36"># sinon</text:span></text:p>
                    <text:list>
                      <text:list-header>
                        <text:p text:style-name="P2"><text:span text:style-name="T33">Instruction 1</text:span></text:p>
                        <text:p text:style-name="P2"><text:span text:style-name="T33">Instruction 2</text:span></text:p>
                        <text:p text:style-name="P2"><text:span text:style-name="T33"><text:s/>… </text:span></text:p>
                      </text:list-header>
                    </text:list>
                    <text:p text:style-name="P2"><text:span text:style-name="T30">fi <text:s text:c="5"/></text:span><text:span text:style-name="T13"><text:s text:c="77"/></text:span><text:span text:style-name="T37"><text:s/></text:span><text:span text:style-name="T34"># fin du if obligatoir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s conditions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Il peut également utiliser des opérateurs logiques <text:s/>tel que <text:span text:style-name="T38">&amp;&amp;</text:span> pour ET et <text:span text:style-name="T38">||</text:span> pour OU :</text:p>
                <text:p/>
                <text:p text:style-name="P6">if [ <text:span text:style-name="T39">condition 1</text:span> ] <text:span text:style-name="T40">&amp;&amp;</text:span> [ <text:span text:style-name="T39">condition 2</text:span> ]</text:p>
                <text:p text:style-name="P6">if [ <text:span text:style-name="T39">condition 1</text:span> ] <text:span text:style-name="T41">||</text:span> [ <text:span text:style-name="T39">condition 2</text:span> 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s condition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list>
                  <text:list-item>
                    <text:list>
                      <text:list-header>
                        <text:p text:style-name="P2"><text:span text:style-name="T13">les conditions possibles :</text:span></text:p>
                        <text:list>
                          <text:list-header>
                            <text:p text:style-name="P2"><text:span text:style-name="T13">• </text:span><text:span text:style-name="T42">-eq</text:span><text:span text:style-name="T13"> = égal (equal)</text:span></text:p>
                            <text:p text:style-name="P2"><text:span text:style-name="T13">• </text:span><text:span text:style-name="T42">-ne</text:span><text:span text:style-name="T13"> = non-égal (not equal)</text:span></text:p>
                            <text:p text:style-name="P2"><text:span text:style-name="T13">•</text:span><text:span text:style-name="T42"> </text:span><text:span text:style-name="T42">-lt </text:span><text:span text:style-name="T13">= plus petit que (lesser than)</text:span></text:p>
                            <text:p text:style-name="P2"><text:span text:style-name="T13">• </text:span><text:span text:style-name="T42">-le</text:span><text:span text:style-name="T13"> = plus petit ou égal (lesser or equal)</text:span></text:p>
                            <text:p text:style-name="P2"><text:span text:style-name="T13">• </text:span><text:span text:style-name="T42">-gt</text:span><text:span text:style-name="T13"> = plus grand que (greater than)</text:span></text:p>
                            <text:p text:style-name="P2"><text:span text:style-name="T13">• </text:span><text:span text:style-name="T42">-ge</text:span><text:span text:style-name="T13"> = plus grand ou égal (greater or equal)</text:span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s boucles 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43">Boucle for </text:span></text:p>
                <text:p text:style-name="P2"><text:span text:style-name="T18">for</text:span> <text:span text:style-name="T44">variable</text:span> <text:span text:style-name="T18">in</text:span> <text:span text:style-name="T44">`</text:span><text:span text:style-name="T45">seq</text:span> <text:span text:style-name="T46">0</text:span> 10<text:span text:style-name="T44">`</text:span></text:p>
                <text:p text:style-name="P2"><text:span text:style-name="T18">do</text:span> </text:p>
                <text:list>
                  <text:list-header>
                    <text:p text:style-name="P2"><text:span text:style-name="T47">echo </text:span><text:span text:style-name="T44">$variable</text:span></text:p>
                    <text:p text:style-name="P2"><text:span text:style-name="T47">instruction</text:span></text:p>
                  </text:list-header>
                </text:list>
                <text:p text:style-name="P2"><text:span text:style-name="T18">done</text:span>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s boucles 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43">Boucle While</text:span></text:p>
                <text:p><text:span text:style-name="T18">while</text:span> [ <text:span text:style-name="T44">condition</text:span> ]</text:p>
                <text:p><text:span text:style-name="T18">do</text:span> </text:p>
                <text:list>
                  <text:list-item>
                    <text:list>
                      <text:list-header>
                        <text:p><text:span text:style-name="T47">Instruction</text:span></text:p>
                        <text:p><text:span text:style-name="T47">Instruction </text:span></text:p>
                      </text:list-header>
                    </text:list>
                  </text:list-item>
                </text:list>
                <text:p><text:span text:style-name="T18">done 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 switch cas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10">case</text:span><text:span text:style-name="T9"> </text:span><text:span text:style-name="T11">$choix</text:span><text:span text:style-name="T9"> in</text:span></text:p>
                <text:p text:style-name="P2"><text:span text:style-name="T24">« valeur1 »</text:span><text:span text:style-name="T13">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"><text:span text:style-name="T48">instruction</text:span></text:p>
                                <text:p text:style-name="P2"><text:span text:style-name="T30">;; 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2"><text:span text:style-name="T24">« valeur2 »</text:span><text:span text:style-name="T13">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"><text:span text:style-name="T48">instruction</text:span></text:p>
                                <text:p text:style-name="P2"><text:span text:style-name="T30">;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2"><text:span text:style-name="T24">*</text:span><text:span text:style-name="T13">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"><text:span text:style-name="T48">instruction</text:span></text:p>
                                <text:p text:style-name="P2"><text:span text:style-name="T30">;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30">esac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"><text:span text:style-name="T3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s intéraction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Pour réaliser les interactions avec un utilisateur </text:p>
                <text:p><text:span text:style-name="T49"/></text:p>
                <text:p><text:span text:style-name="T49">read</text:span><text:span text:style-name="T9"> -p </text:span><text:span text:style-name="T10">« message destiné à l’utilisateur »</text:span><text:span text:style-name="T9"> <text:s/></text:span><text:span text:style-name="T50">message</text:span></text:p>
                <text:p><text:span text:style-name="T49">echo</text:span><text:span text:style-name="T9"> </text:span><text:span text:style-name="T50">$messag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s commandes 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1">Le code de retour</text:span></text:p>
                <text:p><text:span text:style-name="T52">L</text:span><text:span text:style-name="T9">e code de retour d’une commande est un mécanisme fourni par le shell qui signale à l’utilisateur si l’exécution d’une commande s’est bien déroulée ou s’il y a eu un problème quelconque.</text:span></text:p>
                <text:p><text:span text:style-name="T15"><text:s text:c="12"/></text:span><text:span text:style-name="T15">$?</text:span><text:span text:style-name="T13"> : retourne le code de retour de la dernière commande exécutée.</text:span></text:p>
                <text:p text:style-name="P2"><text:span text:style-name="T9"/></text:p>
                <text:p text:style-name="P2"><text:span text:style-name="T7">Sortir d’un script </text:span></text:p>
                <text:list>
                  <text:list-header>
                    <text:p text:style-name="P2"><text:span text:style-name="T9">la commande </text:span><text:span text:style-name="T53">exit </text:span><text:span text:style-name="T9">permet de sortir du script et de ce fait arrêter son exécution.</text:span></text:p>
                  </text:list-header>
                </text:list>
                <text:p><text:span text:style-name="T9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s command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Il est bien sûr possible d’utiliser toutes les commandes fournies dans le système pour réaliser les différentes actions comme<text:span text:style-name="T54"> ls, rm … </text:span>.</text:p>
                <text:p>Avec de la maîtrise, il est possible d’utiliser le concept de fonction pour automatiser des actions répétitives dans le programme.</text:p>
                <text:p>Voici la syntaxe : function name { 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ptimis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shellcheck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0T17:58:54.099881721</meta:creation-date>
    <meta:editing-duration>P1DT1H6M9S</meta:editing-duration>
    <meta:editing-cycles>34</meta:editing-cycles>
    <meta:generator>LibreOffice/5.4.7.2$MacOSX_X86_64 LibreOffice_project/c838ef25c16710f8838b1faec480ebba495259d0</meta:generator>
    <dc:date>2019-11-29T11:08:22.100039357</dc:date>
    <meta:document-statistic meta:object-count="10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